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54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20.48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8.55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5.52mm" fo:break-before="auto" style:use-optimal-row-height="true"/>
    </style:style>
    <style:style style:name="ro10" style:family="table-row">
      <style:table-row-properties style:row-height="9.47mm" fo:break-before="auto" style:use-optimal-row-height="true"/>
    </style:style>
    <style:style style:name="ro11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cumu</text:p>
          </table:table-cell>
          <table:table-cell office:value-type="string" calcext:value-type="string">
            <text:p>Business trip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7-02" calcext:value-type="date">
            <text:p>19-07-02</text:p>
          </table:table-cell>
          <table:table-cell table:formula="of:=WEEKDAY([.A2];2)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C2]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date" office:date-value="2019-07-03" calcext:value-type="date">
            <text:p>19-07-03</text:p>
          </table:table-cell>
          <table:table-cell table:formula="of:=WEEKDAY([.A3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3]+[.D2]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date" office:date-value="2019-07-04" calcext:value-type="date">
            <text:p>19-07-04</text:p>
          </table:table-cell>
          <table:table-cell table:formula="of:=WEEKDAY([.A4];2)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formula="of:=[.C4]+[.D3]"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date" office:date-value="2019-07-05" calcext:value-type="date">
            <text:p>19-07-05</text:p>
          </table:table-cell>
          <table:table-cell table:formula="of:=WEEKDAY([.A5];2)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C5]+[.D4]"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date" office:date-value="2019-07-06" calcext:value-type="date">
            <text:p>19-07-06</text:p>
          </table:table-cell>
          <table:table-cell table:formula="of:=WEEKDAY([.A6];2)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[.C6]+[.D5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date" office:date-value="2019-07-07" calcext:value-type="date">
            <text:p>19-07-07</text:p>
          </table:table-cell>
          <table:table-cell table:formula="of:=WEEKDAY([.A7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7]+[.D6]"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date" office:date-value="2019-07-08" calcext:value-type="date">
            <text:p>19-07-08</text:p>
          </table:table-cell>
          <table:table-cell table:formula="of:=WEEKDAY([.A8];2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C8]+[.D7]"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date" office:date-value="2019-07-09" calcext:value-type="date">
            <text:p>19-07-09</text:p>
          </table:table-cell>
          <table:table-cell table:formula="of:=WEEKDAY([.A9];2)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C9]+[.D8]"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date" office:date-value="2019-07-10" calcext:value-type="date">
            <text:p>19-07-10</text:p>
          </table:table-cell>
          <table:table-cell table:formula="of:=WEEKDAY([.A10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10]+[.D9]"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date" office:date-value="2019-07-11" calcext:value-type="date">
            <text:p>19-07-11</text:p>
          </table:table-cell>
          <table:table-cell table:formula="of:=WEEKDAY([.A11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11]+[.D10]"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date" office:date-value="2019-07-12" calcext:value-type="date">
            <text:p>19-07-12</text:p>
          </table:table-cell>
          <table:table-cell table:formula="of:=WEEKDAY([.A12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12]+[.D11]"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date" office:date-value="2019-07-13" calcext:value-type="date">
            <text:p>19-07-13</text:p>
          </table:table-cell>
          <table:table-cell table:formula="of:=WEEKDAY([.A13];2)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C13]+[.D12]"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date" office:date-value="2019-07-14" calcext:value-type="date">
            <text:p>19-07-14</text:p>
          </table:table-cell>
          <table:table-cell table:formula="of:=WEEKDAY([.A14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14]+[.D13]"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date" office:date-value="2019-07-15" calcext:value-type="date">
            <text:p>19-07-15</text:p>
          </table:table-cell>
          <table:table-cell table:formula="of:=WEEKDAY([.A15];2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C15]+[.D14]"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date" office:date-value="2019-07-16" calcext:value-type="date">
            <text:p>19-07-16</text:p>
          </table:table-cell>
          <table:table-cell table:formula="of:=WEEKDAY([.A16];2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C16]+[.D15]"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date" office:date-value="2019-07-17" calcext:value-type="date">
            <text:p>19-07-17</text:p>
          </table:table-cell>
          <table:table-cell table:formula="of:=WEEKDAY([.A17];2)"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formula="of:=[.C17]+[.D16]"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date" office:date-value="2019-07-18" calcext:value-type="date">
            <text:p>19-07-18</text:p>
          </table:table-cell>
          <table:table-cell table:formula="of:=WEEKDAY([.A18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18]+[.D17]"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date" office:date-value="2019-07-19" calcext:value-type="date">
            <text:p>19-07-19</text:p>
          </table:table-cell>
          <table:table-cell table:formula="of:=WEEKDAY([.A19];2)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[.C19]+[.D18]"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date" office:date-value="2019-07-20" calcext:value-type="date">
            <text:p>19-07-20</text:p>
          </table:table-cell>
          <table:table-cell table:formula="of:=WEEKDAY([.A20];2)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formula="of:=[.C20]+[.D19]"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date" office:date-value="2019-07-21" calcext:value-type="date">
            <text:p>19-07-21</text:p>
          </table:table-cell>
          <table:table-cell table:formula="of:=WEEKDAY([.A21];2)"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formula="of:=[.C21]+[.D20]"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date" office:date-value="2019-07-22" calcext:value-type="date">
            <text:p>19-07-22</text:p>
          </table:table-cell>
          <table:table-cell table:formula="of:=WEEKDAY([.A22];2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22]+[.D21]"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date" office:date-value="2019-07-23" calcext:value-type="date">
            <text:p>19-07-23</text:p>
          </table:table-cell>
          <table:table-cell table:formula="of:=WEEKDAY([.A23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23]+[.D22]"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date" office:date-value="2019-07-24" calcext:value-type="date">
            <text:p>19-07-24</text:p>
          </table:table-cell>
          <table:table-cell table:formula="of:=WEEKDAY([.A24];2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C24]+[.D23]"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date" office:date-value="2019-07-25" calcext:value-type="date">
            <text:p>19-07-25</text:p>
          </table:table-cell>
          <table:table-cell table:formula="of:=WEEKDAY([.A25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25]+[.D24]"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date" office:date-value="2019-07-26" calcext:value-type="date">
            <text:p>19-07-26</text:p>
          </table:table-cell>
          <table:table-cell table:formula="of:=WEEKDAY([.A26];2)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C26]+[.D25]"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date" office:date-value="2019-07-27" calcext:value-type="date">
            <text:p>19-07-27</text:p>
          </table:table-cell>
          <table:table-cell table:formula="of:=WEEKDAY([.A27];2)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formula="of:=[.C27]+[.D26]"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date" office:date-value="2019-07-28" calcext:value-type="date">
            <text:p>19-07-28</text:p>
          </table:table-cell>
          <table:table-cell table:formula="of:=WEEKDAY([.A28];2)"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formula="of:=[.C28]+[.D27]"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date" office:date-value="2019-07-29" calcext:value-type="date">
            <text:p>19-07-29</text:p>
          </table:table-cell>
          <table:table-cell table:formula="of:=WEEKDAY([.A29];2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29]+[.D28]"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date" office:date-value="2019-07-30" calcext:value-type="date">
            <text:p>19-07-30</text:p>
          </table:table-cell>
          <table:table-cell table:formula="of:=WEEKDAY([.A30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30]+[.D29]" office:value-type="float" office:value="1583" calcext:value-type="float">
            <text:p>1583</text:p>
          </table:table-cell>
          <table:table-cell office:value-type="string" calcext:value-type="string">
            <text:p>Carol Ma Tax Consultation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445 Apple Creek, Markha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9-07-31" calcext:value-type="date">
            <text:p>19-07-31</text:p>
          </table:table-cell>
          <table:table-cell table:formula="of:=WEEKDAY([.A31];2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C31]+[.D30]"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date" office:date-value="2019-08-01" calcext:value-type="date">
            <text:p>19-08-01</text:p>
          </table:table-cell>
          <table:table-cell table:formula="of:=WEEKDAY([.A32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32]+[.D31]" office:value-type="float" office:value="1657" calcext:value-type="float">
            <text:p>1657</text:p>
          </table:table-cell>
          <table:table-cell table:number-columns-repeated="4"/>
        </table:table-row>
        <table:table-row table:style-name="ro2">
          <table:table-cell office:value-type="date" office:date-value="2019-08-02" calcext:value-type="date">
            <text:p>19-08-02</text:p>
          </table:table-cell>
          <table:table-cell table:formula="of:=WEEKDAY([.A33];2)" office:value-type="float" office:value="5" calcext:value-type="float">
            <text:p>5</text:p>
          </table:table-cell>
          <table:table-cell office:value-type="float" office:value="657" calcext:value-type="float">
            <text:p>657</text:p>
          </table:table-cell>
          <table:table-cell table:formula="of:=[.C33]+[.D32]" office:value-type="float" office:value="2314" calcext:value-type="float">
            <text:p>2314</text:p>
          </table:table-cell>
          <table:table-cell table:style-name="ce2" office:value-type="string" calcext:value-type="string">
            <text:p>US Business Trip – Citibank Account was blocked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<text:span text:style-name="T1">Quality Inn Dunmore, </text:span>1226 Harry O’neille Hwy, Scranton, Pennsylvannia, US</text:p>
          </table:table-cell>
          <table:table-cell table:style-name="ce2" office:value-type="float" office:value="655" calcext:value-type="float">
            <text:p>655</text:p>
          </table:table-cell>
        </table:table-row>
        <table:table-row table:style-name="ro3">
          <table:table-cell office:value-type="date" office:date-value="2019-08-03" calcext:value-type="date">
            <text:p>19-08-03</text:p>
          </table:table-cell>
          <table:table-cell table:formula="of:=WEEKDAY([.A34];2)"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formula="of:=[.C34]+[.D33]" office:value-type="float" office:value="2716" calcext:value-type="float">
            <text:p>2716</text:p>
          </table:table-cell>
          <table:table-cell table:style-name="ce2" office:value-type="string" calcext:value-type="string">
            <text:p>US Business Trip – Citibank Account was blocked</text:p>
          </table:table-cell>
          <table:table-cell table:style-name="ce2" office:value-type="string" calcext:value-type="string">
            <text:p>1226 Harry O’neille Hwy, Scranton, Pennsylvannia, US</text:p>
          </table:table-cell>
          <table:table-cell table:style-name="ce2" office:value-type="string" calcext:value-type="string">
            <text:p><text:span text:style-name="T1">Citibank New York </text:span>,2861 Broadway, Manhattan, NY</text:p>
          </table:table-cell>
          <table:table-cell table:style-name="ce2" office:value-type="float" office:value="396" calcext:value-type="float">
            <text:p>396</text:p>
          </table:table-cell>
        </table:table-row>
        <table:table-row table:style-name="ro3">
          <table:table-cell office:value-type="date" office:date-value="2019-08-04" calcext:value-type="date">
            <text:p>19-08-04</text:p>
          </table:table-cell>
          <table:table-cell table:formula="of:=WEEKDAY([.A35];2)"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table:formula="of:=[.C35]+[.D34]" office:value-type="float" office:value="3358" calcext:value-type="float">
            <text:p>3358</text:p>
          </table:table-cell>
          <table:table-cell table:style-name="ce2" office:value-type="string" calcext:value-type="string">
            <text:p>US Business Trip – Citibank Account was blocked</text:p>
          </table:table-cell>
          <table:table-cell table:style-name="ce2" office:value-type="string" calcext:value-type="string">
            <text:p>1226 Harry O’neille Hwy, Scranton, Pennsylvannia, US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19-08-05" calcext:value-type="date">
            <text:p>19-08-05</text:p>
          </table:table-cell>
          <table:table-cell table:formula="of:=WEEKDAY([.A36];2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C36]+[.D35]" office:value-type="float" office:value="3410" calcext:value-type="float">
            <text:p>3410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06" calcext:value-type="date">
            <text:p>19-08-06</text:p>
          </table:table-cell>
          <table:table-cell table:formula="of:=WEEKDAY([.A37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37]+[.D36]" office:value-type="float" office:value="3462" calcext:value-type="float">
            <text:p>3462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07" calcext:value-type="date">
            <text:p>19-08-07</text:p>
          </table:table-cell>
          <table:table-cell table:formula="of:=WEEKDAY([.A38];2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C38]+[.D37]" office:value-type="float" office:value="3477" calcext:value-type="float">
            <text:p>347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08" calcext:value-type="date">
            <text:p>19-08-08</text:p>
          </table:table-cell>
          <table:table-cell table:formula="of:=WEEKDAY([.A39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39]+[.D38]" office:value-type="float" office:value="3529" calcext:value-type="float">
            <text:p>352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09" calcext:value-type="date">
            <text:p>19-08-09</text:p>
          </table:table-cell>
          <table:table-cell table:formula="of:=WEEKDAY([.A40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40]+[.D39]" office:value-type="float" office:value="3581" calcext:value-type="float">
            <text:p>358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0" calcext:value-type="date">
            <text:p>19-08-10</text:p>
          </table:table-cell>
          <table:table-cell table:formula="of:=WEEKDAY([.A41];2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C41]+[.D40]" office:value-type="float" office:value="3623" calcext:value-type="float">
            <text:p>362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1" calcext:value-type="date">
            <text:p>19-08-11</text:p>
          </table:table-cell>
          <table:table-cell table:formula="of:=WEEKDAY([.A42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42]+[.D41]" office:value-type="float" office:value="3675" calcext:value-type="float">
            <text:p>367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2" calcext:value-type="date">
            <text:p>19-08-12</text:p>
          </table:table-cell>
          <table:table-cell table:formula="of:=WEEKDAY([.A43];2)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C43]+[.D42]" office:value-type="float" office:value="3747" calcext:value-type="float">
            <text:p>3747</text:p>
          </table:table-cell>
          <table:table-cell table:style-name="ce2" table:number-columns-repeated="4"/>
        </table:table-row>
        <table:table-row table:style-name="ro4">
          <table:table-cell office:value-type="date" office:date-value="2019-08-13" calcext:value-type="date">
            <text:p>19-08-13</text:p>
          </table:table-cell>
          <table:table-cell table:formula="of:=WEEKDAY([.A44];2)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C44]+[.D43]" office:value-type="float" office:value="3779" calcext:value-type="float">
            <text:p>3779</text:p>
          </table:table-cell>
          <table:table-cell table:style-name="ce2" office:value-type="string" calcext:value-type="string">
            <text:p>Visit Wang Ke CPA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250 Consumer Road, North York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14" calcext:value-type="date">
            <text:p>19-08-14</text:p>
          </table:table-cell>
          <table:table-cell table:formula="of:=WEEKDAY([.A45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45]+[.D44]" office:value-type="float" office:value="3821" calcext:value-type="float">
            <text:p>382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5" calcext:value-type="date">
            <text:p>19-08-15</text:p>
          </table:table-cell>
          <table:table-cell table:formula="of:=WEEKDAY([.A46];2)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46]+[.D45]" office:value-type="float" office:value="3898" calcext:value-type="float">
            <text:p>3898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6" calcext:value-type="date">
            <text:p>19-08-16</text:p>
          </table:table-cell>
          <table:table-cell table:formula="of:=WEEKDAY([.A47];2)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formula="of:=[.C47]+[.D46]" office:value-type="float" office:value="3980" calcext:value-type="float">
            <text:p>3980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7" calcext:value-type="date">
            <text:p>19-08-17</text:p>
          </table:table-cell>
          <table:table-cell table:formula="of:=WEEKDAY([.A48];2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C48]+[.D47]" office:value-type="float" office:value="4022" calcext:value-type="float">
            <text:p>4022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8" calcext:value-type="date">
            <text:p>19-08-18</text:p>
          </table:table-cell>
          <table:table-cell table:formula="of:=WEEKDAY([.A49];2)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49]+[.D48]" office:value-type="float" office:value="4064" calcext:value-type="float">
            <text:p>4064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19" calcext:value-type="date">
            <text:p>19-08-19</text:p>
          </table:table-cell>
          <table:table-cell table:formula="of:=WEEKDAY([.A50];2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50]+[.D49]" office:value-type="float" office:value="4091" calcext:value-type="float">
            <text:p>409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0" calcext:value-type="date">
            <text:p>19-08-20</text:p>
          </table:table-cell>
          <table:table-cell table:formula="of:=WEEKDAY([.A51];2)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formula="of:=[.C51]+[.D50]" office:value-type="float" office:value="4173" calcext:value-type="float">
            <text:p>417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1" calcext:value-type="date">
            <text:p>19-08-21</text:p>
          </table:table-cell>
          <table:table-cell table:formula="of:=WEEKDAY([.A52];2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C52]+[.D51]" office:value-type="float" office:value="4197" calcext:value-type="float">
            <text:p>419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2" calcext:value-type="date">
            <text:p>19-08-22</text:p>
          </table:table-cell>
          <table:table-cell table:formula="of:=WEEKDAY([.A53];2)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[.C53]+[.D52]" office:value-type="float" office:value="4239" calcext:value-type="float">
            <text:p>423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3" calcext:value-type="date">
            <text:p>19-08-23</text:p>
          </table:table-cell>
          <table:table-cell table:formula="of:=WEEKDAY([.A54];2)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C54]+[.D53]" office:value-type="float" office:value="4281" calcext:value-type="float">
            <text:p>428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4" calcext:value-type="date">
            <text:p>19-08-24</text:p>
          </table:table-cell>
          <table:table-cell table:formula="of:=WEEKDAY([.A55];2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C55]+[.D54]" office:value-type="float" office:value="4323" calcext:value-type="float">
            <text:p>432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5" calcext:value-type="date">
            <text:p>19-08-25</text:p>
          </table:table-cell>
          <table:table-cell table:formula="of:=WEEKDAY([.A56];2)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56]+[.D55]" office:value-type="float" office:value="4365" calcext:value-type="float">
            <text:p>436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6" calcext:value-type="date">
            <text:p>19-08-26</text:p>
          </table:table-cell>
          <table:table-cell table:formula="of:=WEEKDAY([.A57];2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C57]+[.D56]" office:value-type="float" office:value="4397" calcext:value-type="float">
            <text:p>439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7" calcext:value-type="date">
            <text:p>19-08-27</text:p>
          </table:table-cell>
          <table:table-cell table:formula="of:=WEEKDAY([.A58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58]+[.D57]" office:value-type="float" office:value="4449" calcext:value-type="float">
            <text:p>444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8" calcext:value-type="date">
            <text:p>19-08-28</text:p>
          </table:table-cell>
          <table:table-cell table:formula="of:=WEEKDAY([.A59];2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C59]+[.D58]" office:value-type="float" office:value="4501" calcext:value-type="float">
            <text:p>450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29" calcext:value-type="date">
            <text:p>19-08-29</text:p>
          </table:table-cell>
          <table:table-cell table:formula="of:=WEEKDAY([.A60];2)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[.C60]+[.D59]" office:value-type="float" office:value="4543" calcext:value-type="float">
            <text:p>454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30" calcext:value-type="date">
            <text:p>19-08-30</text:p>
          </table:table-cell>
          <table:table-cell table:formula="of:=WEEKDAY([.A61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61]+[.D60]" office:value-type="float" office:value="4595" calcext:value-type="float">
            <text:p>459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8-31" calcext:value-type="date">
            <text:p>19-08-31</text:p>
          </table:table-cell>
          <table:table-cell table:formula="of:=WEEKDAY([.A62];2)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C62]+[.D61]" office:value-type="float" office:value="4647" calcext:value-type="float">
            <text:p>464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1" calcext:value-type="date">
            <text:p>19-09-01</text:p>
          </table:table-cell>
          <table:table-cell table:formula="of:=WEEKDAY([.A63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63]+[.D62]" office:value-type="float" office:value="4699" calcext:value-type="float">
            <text:p>469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2" calcext:value-type="date">
            <text:p>19-09-02</text:p>
          </table:table-cell>
          <table:table-cell table:formula="of:=WEEKDAY([.A64];2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C64]+[.D63]" office:value-type="float" office:value="4751" calcext:value-type="float">
            <text:p>475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3" calcext:value-type="date">
            <text:p>19-09-03</text:p>
          </table:table-cell>
          <table:table-cell table:formula="of:=WEEKDAY([.A65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65]+[.D64]" office:value-type="float" office:value="4803" calcext:value-type="float">
            <text:p>480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4" calcext:value-type="date">
            <text:p>19-09-04</text:p>
          </table:table-cell>
          <table:table-cell table:formula="of:=WEEKDAY([.A66];2)"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formula="of:=[.C66]+[.D65]" office:value-type="float" office:value="4865" calcext:value-type="float">
            <text:p>486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5" calcext:value-type="date">
            <text:p>19-09-05</text:p>
          </table:table-cell>
          <table:table-cell table:formula="of:=WEEKDAY([.A67];2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C67]+[.D66]" office:value-type="float" office:value="4917" calcext:value-type="float">
            <text:p>491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6" calcext:value-type="date">
            <text:p>19-09-06</text:p>
          </table:table-cell>
          <table:table-cell table:formula="of:=WEEKDAY([.A68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68]+[.D67]" office:value-type="float" office:value="4969" calcext:value-type="float">
            <text:p>496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7" calcext:value-type="date">
            <text:p>19-09-07</text:p>
          </table:table-cell>
          <table:table-cell table:formula="of:=WEEKDAY([.A69];2)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C69]+[.D68]" office:value-type="float" office:value="5021" calcext:value-type="float">
            <text:p>502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8" calcext:value-type="date">
            <text:p>19-09-08</text:p>
          </table:table-cell>
          <table:table-cell table:formula="of:=WEEKDAY([.A70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70]+[.D69]" office:value-type="float" office:value="5073" calcext:value-type="float">
            <text:p>507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09" calcext:value-type="date">
            <text:p>19-09-09</text:p>
          </table:table-cell>
          <table:table-cell table:formula="of:=WEEKDAY([.A71];2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71]+[.D70]" office:value-type="float" office:value="5115" calcext:value-type="float">
            <text:p>511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10" calcext:value-type="date">
            <text:p>19-09-10</text:p>
          </table:table-cell>
          <table:table-cell table:formula="of:=WEEKDAY([.A72];2)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formula="of:=[.C72]+[.D71]" office:value-type="float" office:value="5177" calcext:value-type="float">
            <text:p>517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11" calcext:value-type="date">
            <text:p>19-09-11</text:p>
          </table:table-cell>
          <table:table-cell table:formula="of:=WEEKDAY([.A73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73]+[.D72]" office:value-type="float" office:value="5219" calcext:value-type="float">
            <text:p>5219</text:p>
          </table:table-cell>
          <table:table-cell table:style-name="ce2" table:number-columns-repeated="4"/>
        </table:table-row>
        <table:table-row table:style-name="ro5">
          <table:table-cell office:value-type="date" office:date-value="2019-09-12" calcext:value-type="date">
            <text:p>19-09-12</text:p>
          </table:table-cell>
          <table:table-cell table:formula="of:=WEEKDAY([.A74];2)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[.C74]+[.D73]" office:value-type="float" office:value="5291" calcext:value-type="float">
            <text:p>5291</text:p>
          </table:table-cell>
          <table:table-cell table:style-name="ce2" office:value-type="string" calcext:value-type="string">
            <text:p>Estate Planning Seminar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Toronto Public Library Barbara Frum Branch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6">
          <table:table-cell office:value-type="date" office:date-value="2019-09-13" calcext:value-type="date">
            <text:p>19-09-13</text:p>
          </table:table-cell>
          <table:table-cell table:formula="of:=WEEKDAY([.A75];2)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formula="of:=[.C75]+[.D74]" office:value-type="float" office:value="5408" calcext:value-type="float">
            <text:p>5408</text:p>
          </table:table-cell>
          <table:table-cell table:style-name="ce2" office:value-type="string" calcext:value-type="string">
            <text:p>“Never split the difference” Negotiation Seminar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Keller Williams Realty, 16945 Leslie Street, New Market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7">
          <table:table-cell office:value-type="date" office:date-value="2019-09-14" calcext:value-type="date">
            <text:p>19-09-14</text:p>
          </table:table-cell>
          <table:table-cell table:formula="of:=WEEKDAY([.A76];2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C76]+[.D75]" office:value-type="float" office:value="5450" calcext:value-type="float">
            <text:p>5450</text:p>
          </table:table-cell>
          <table:table-cell table:style-name="ce2" office:value-type="string" calcext:value-type="string">
            <text:p>Bruce Li Real Estate Seminar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Bay Street Group, 8300 Woodbine Street, Markham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7">
          <table:table-cell office:value-type="date" office:date-value="2019-09-15" calcext:value-type="date">
            <text:p>19-09-15</text:p>
          </table:table-cell>
          <table:table-cell table:formula="of:=WEEKDAY([.A77];2)"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formula="of:=[.C77]+[.D76]" office:value-type="float" office:value="5545" calcext:value-type="float">
            <text:p>5545</text:p>
          </table:table-cell>
          <table:table-cell table:style-name="ce2" office:value-type="string" calcext:value-type="string">
            <text:p>First Time Home Buyer Seminar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Toronto Public Library Albion Branch, Etibicoke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9-09-16" calcext:value-type="date">
            <text:p>19-09-16</text:p>
          </table:table-cell>
          <table:table-cell table:formula="of:=WEEKDAY([.A78];2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78]+[.D77]" office:value-type="float" office:value="5587" calcext:value-type="float">
            <text:p>558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17" calcext:value-type="date">
            <text:p>19-09-17</text:p>
          </table:table-cell>
          <table:table-cell table:formula="of:=WEEKDAY([.A79];2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79]+[.D78]" office:value-type="float" office:value="5607" calcext:value-type="float">
            <text:p>560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18" calcext:value-type="date">
            <text:p>19-09-18</text:p>
          </table:table-cell>
          <table:table-cell table:formula="of:=WEEKDAY([.A80];2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C80]+[.D79]" office:value-type="float" office:value="5659" calcext:value-type="float">
            <text:p>5659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19" calcext:value-type="date">
            <text:p>19-09-19</text:p>
          </table:table-cell>
          <table:table-cell table:formula="of:=WEEKDAY([.A81];2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[.C81]+[.D80]" office:value-type="float" office:value="5681" calcext:value-type="float">
            <text:p>568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0" calcext:value-type="date">
            <text:p>19-09-20</text:p>
          </table:table-cell>
          <table:table-cell table:formula="of:=WEEKDAY([.A82];2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C82]+[.D81]" office:value-type="float" office:value="5703" calcext:value-type="float">
            <text:p>570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1" calcext:value-type="date">
            <text:p>19-09-21</text:p>
          </table:table-cell>
          <table:table-cell table:formula="of:=WEEKDAY([.A83];2)"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formula="of:=[.C83]+[.D82]" office:value-type="float" office:value="5765" calcext:value-type="float">
            <text:p>576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2" calcext:value-type="date">
            <text:p>19-09-22</text:p>
          </table:table-cell>
          <table:table-cell table:formula="of:=WEEKDAY([.A84];2)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C84]+[.D83]" office:value-type="float" office:value="5820" calcext:value-type="float">
            <text:p>5820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3" calcext:value-type="date">
            <text:p>19-09-23</text:p>
          </table:table-cell>
          <table:table-cell table:formula="of:=WEEKDAY([.A85];2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C85]+[.D84]" office:value-type="float" office:value="5852" calcext:value-type="float">
            <text:p>5852</text:p>
          </table:table-cell>
          <table:table-cell table:style-name="ce2" table:number-columns-repeated="4"/>
        </table:table-row>
        <table:table-row table:style-name="ro7">
          <table:table-cell office:value-type="date" office:date-value="2019-09-24" calcext:value-type="date">
            <text:p>19-09-24</text:p>
          </table:table-cell>
          <table:table-cell table:formula="of:=WEEKDAY([.A86];2)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C86]+[.D85]" office:value-type="float" office:value="5904" calcext:value-type="float">
            <text:p>5904</text:p>
          </table:table-cell>
          <table:table-cell table:style-name="ce2" office:value-type="string" calcext:value-type="string">
            <text:p>Quantum Tax Law Seminar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Thornhill Club, 7994 Yonge St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9-09-25" calcext:value-type="date">
            <text:p>19-09-25</text:p>
          </table:table-cell>
          <table:table-cell table:formula="of:=WEEKDAY([.A87];2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C87]+[.D86]" office:value-type="float" office:value="5923" calcext:value-type="float">
            <text:p>5923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6" calcext:value-type="date">
            <text:p>19-09-26</text:p>
          </table:table-cell>
          <table:table-cell table:formula="of:=WEEKDAY([.A88];2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[.C88]+[.D87]" office:value-type="float" office:value="5945" calcext:value-type="float">
            <text:p>5945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7" calcext:value-type="date">
            <text:p>19-09-27</text:p>
          </table:table-cell>
          <table:table-cell table:formula="of:=WEEKDAY([.A89];2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C89]+[.D88]" office:value-type="float" office:value="5967" calcext:value-type="float">
            <text:p>5967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8" calcext:value-type="date">
            <text:p>19-09-28</text:p>
          </table:table-cell>
          <table:table-cell table:formula="of:=WEEKDAY([.A90];2)"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formula="of:=[.C90]+[.D89]" office:value-type="float" office:value="6054" calcext:value-type="float">
            <text:p>6054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29" calcext:value-type="date">
            <text:p>19-09-29</text:p>
          </table:table-cell>
          <table:table-cell table:formula="of:=WEEKDAY([.A91];2)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91]+[.D90]" office:value-type="float" office:value="6096" calcext:value-type="float">
            <text:p>6096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09-30" calcext:value-type="date">
            <text:p>19-09-30</text:p>
          </table:table-cell>
          <table:table-cell table:formula="of:=WEEKDAY([.A92];2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92]+[.D91]" office:value-type="float" office:value="6110" calcext:value-type="float">
            <text:p>6110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01" calcext:value-type="date">
            <text:p>19-10-01</text:p>
          </table:table-cell>
          <table:table-cell table:formula="of:=WEEKDAY([.A93];2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3]+[.D92]" office:value-type="float" office:value="6130" calcext:value-type="float">
            <text:p>6130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02" calcext:value-type="date">
            <text:p>19-10-02</text:p>
          </table:table-cell>
          <table:table-cell table:formula="of:=WEEKDAY([.A94];2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94]+[.D93]" office:value-type="float" office:value="6150" calcext:value-type="float">
            <text:p>6150</text:p>
          </table:table-cell>
          <table:table-cell table:style-name="ce2" table:number-columns-repeated="4"/>
        </table:table-row>
        <table:table-row table:style-name="ro7">
          <table:table-cell office:value-type="date" office:date-value="2019-10-03" calcext:value-type="date">
            <text:p>19-10-03</text:p>
          </table:table-cell>
          <table:table-cell table:formula="of:=WEEKDAY([.A95];2)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[.C95]+[.D94]" office:value-type="float" office:value="6222" calcext:value-type="float">
            <text:p>6222</text:p>
          </table:table-cell>
          <table:table-cell table:style-name="ce2" office:value-type="string" calcext:value-type="string">
            <text:p>Money matters – small business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The Village Hive - #105 55 Albert Street, Markham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9-10-04" calcext:value-type="date">
            <text:p>19-10-04</text:p>
          </table:table-cell>
          <table:table-cell table:formula="of:=WEEKDAY([.A96];2)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C96]+[.D95]" office:value-type="float" office:value="6274" calcext:value-type="float">
            <text:p>6274</text:p>
          </table:table-cell>
          <table:table-cell table:style-name="ce2" table:number-columns-repeated="4"/>
        </table:table-row>
        <table:table-row table:style-name="ro8">
          <table:table-cell office:value-type="date" office:date-value="2019-10-05" calcext:value-type="date">
            <text:p>19-10-05</text:p>
          </table:table-cell>
          <table:table-cell table:formula="of:=WEEKDAY([.A97];2)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C97]+[.D96]" office:value-type="float" office:value="6344" calcext:value-type="float">
            <text:p>6344</text:p>
          </table:table-cell>
          <table:table-cell table:style-name="ce2" office:value-type="string" calcext:value-type="string">
            <text:p>LISA YANG TAX Seminar(Bay Street group). Estate Planning (Bahaku)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5<text:span text:style-name="T2">th</text:span> Floor 8300 Woodbine→707 Keele Street Suite 200 → Office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9-10-06" calcext:value-type="date">
            <text:p>19-10-06</text:p>
          </table:table-cell>
          <table:table-cell table:formula="of:=WEEKDAY([.A98];2)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C98]+[.D97]" office:value-type="float" office:value="6396" calcext:value-type="float">
            <text:p>6396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07" calcext:value-type="date">
            <text:p>19-10-07</text:p>
          </table:table-cell>
          <table:table-cell table:formula="of:=WEEKDAY([.A99];2)" office:value-type="float" office:value="1" calcext:value-type="float">
            <text:p>1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08" calcext:value-type="date">
            <text:p>19-10-08</text:p>
          </table:table-cell>
          <table:table-cell table:formula="of:=WEEKDAY([.A100];2)" office:value-type="float" office:value="2" calcext:value-type="float">
            <text:p>2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09" calcext:value-type="date">
            <text:p>19-10-09</text:p>
          </table:table-cell>
          <table:table-cell table:formula="of:=WEEKDAY([.A101];2)" office:value-type="float" office:value="3" calcext:value-type="float">
            <text:p>3</text:p>
          </table:table-cell>
          <table:table-cell table:number-columns-repeated="2"/>
          <table:table-cell table:style-name="ce2" table:number-columns-repeated="4"/>
        </table:table-row>
        <table:table-row table:style-name="ro9">
          <table:table-cell office:value-type="date" office:date-value="2019-10-10" calcext:value-type="date">
            <text:p>19-10-10</text:p>
          </table:table-cell>
          <table:table-cell table:formula="of:=WEEKDAY([.A102];2)"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明瑞集团讲座(7100 woodbine), 晚上Kinkgo集团讲座。</text:p>
          </table:table-cell>
          <table:table-cell table:style-name="ce2" table:number-columns-repeated="3"/>
        </table:table-row>
        <table:table-row table:style-name="ro1">
          <table:table-cell office:value-type="date" office:date-value="2019-10-11" calcext:value-type="date">
            <text:p>19-10-11</text:p>
          </table:table-cell>
          <table:table-cell table:formula="of:=WEEKDAY([.A103];2)" office:value-type="float" office:value="5" calcext:value-type="float">
            <text:p>5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12" calcext:value-type="date">
            <text:p>19-10-12</text:p>
          </table:table-cell>
          <table:table-cell table:formula="of:=WEEKDAY([.A104];2)" office:value-type="float" office:value="6" calcext:value-type="float">
            <text:p>6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13" calcext:value-type="date">
            <text:p>19-10-13</text:p>
          </table:table-cell>
          <table:table-cell table:formula="of:=WEEKDAY([.A105];2)" office:value-type="float" office:value="7" calcext:value-type="float">
            <text:p>7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14" calcext:value-type="date">
            <text:p>19-10-14</text:p>
          </table:table-cell>
          <table:table-cell table:formula="of:=WEEKDAY([.A106];2)" office:value-type="float" office:value="1" calcext:value-type="float">
            <text:p>1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15" calcext:value-type="date">
            <text:p>19-10-15</text:p>
          </table:table-cell>
          <table:table-cell table:formula="of:=WEEKDAY([.A107];2)" office:value-type="float" office:value="2" calcext:value-type="float">
            <text:p>2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16" calcext:value-type="date">
            <text:p>19-10-16</text:p>
          </table:table-cell>
          <table:table-cell table:formula="of:=WEEKDAY([.A108];2)" office:value-type="float" office:value="3" calcext:value-type="float">
            <text:p>3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17" calcext:value-type="date">
            <text:p>19-10-17</text:p>
          </table:table-cell>
          <table:table-cell table:formula="of:=WEEKDAY([.A109];2)" office:value-type="float" office:value="4" calcext:value-type="float">
            <text:p>4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date" office:date-value="2019-10-18" calcext:value-type="date">
            <text:p>19-10-18</text:p>
          </table:table-cell>
          <table:table-cell table:formula="of:=WEEKDAY([.A110];2)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940" calcext:value-type="float">
            <text:p>6940</text:p>
          </table:table-cell>
          <table:table-cell table:style-name="ce2" table:number-columns-repeated="4"/>
        </table:table-row>
        <table:table-row table:style-name="ro10">
          <table:table-cell office:value-type="date" office:date-value="2019-10-19" calcext:value-type="date">
            <text:p>19-10-19</text:p>
          </table:table-cell>
          <table:table-cell table:formula="of:=WEEKDAY([.A111];2)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7000" calcext:value-type="float">
            <text:p>7000</text:p>
          </table:table-cell>
          <table:table-cell table:style-name="ce2" office:value-type="string" calcext:value-type="string">
            <text:p>明瑞集团讲汇款，下午去ott financial.</text:p>
          </table:table-cell>
          <table:table-cell table:style-name="ce2" table:number-columns-repeated="3"/>
        </table:table-row>
        <table:table-row table:style-name="ro1">
          <table:table-cell office:value-type="date" office:date-value="2019-10-20" calcext:value-type="date">
            <text:p>19-10-20</text:p>
          </table:table-cell>
          <table:table-cell table:formula="of:=WEEKDAY([.A112];2)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041" calcext:value-type="float">
            <text:p>7041</text:p>
          </table:table-cell>
          <table:table-cell table:style-name="ce2" table:number-columns-repeated="4"/>
        </table:table-row>
        <table:table-row table:style-name="ro1">
          <table:table-cell office:value-type="date" office:date-value="2019-10-21" calcext:value-type="date">
            <text:p>19-10-21</text:p>
          </table:table-cell>
          <table:table-cell table:formula="of:=WEEKDAY([.A113];2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066" calcext:value-type="float">
            <text:p>7066</text:p>
          </table:table-cell>
          <table:table-cell table:number-columns-repeated="2"/>
          <table:table-cell table:style-name="ce2"/>
          <table:table-cell/>
        </table:table-row>
        <table:table-row table:style-name="ro11">
          <table:table-cell office:value-type="date" office:date-value="2019-10-22" calcext:value-type="date">
            <text:p>19-10-22</text:p>
          </table:table-cell>
          <table:table-cell table:formula="of:=WEEKDAY([.A114];2)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136" calcext:value-type="float">
            <text:p>7136</text:p>
          </table:table-cell>
          <table:table-cell office:value-type="string" calcext:value-type="string">
            <text:p>去听woodbine贷款的事</text:p>
          </table:table-cell>
          <table:table-cell/>
          <table:table-cell table:style-name="ce2" office:value-type="string" calcext:value-type="string">
            <text:p>51 Neddie to 8300 Woodbin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9-10-23" calcext:value-type="date">
            <text:p>19-10-23</text:p>
          </table:table-cell>
          <table:table-cell table:formula="of:=WEEKDAY([.A115];2)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+[.D114]+[.C115]" office:value-type="float" office:value="7171" calcext:value-type="float">
            <text:p>7171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date" office:date-value="2019-10-24" calcext:value-type="date">
            <text:p>19-10-24</text:p>
          </table:table-cell>
          <table:table-cell table:formula="of:=WEEKDAY([.A116];2)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+[.D115]+[.C116]" office:value-type="float" office:value="7206" calcext:value-type="float">
            <text:p>720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date" office:date-value="2019-10-25" calcext:value-type="date">
            <text:p>19-10-25</text:p>
          </table:table-cell>
          <table:table-cell table:formula="of:=WEEKDAY([.A117];2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+[.D116]+[.C117]" office:value-type="float" office:value="7276" calcext:value-type="float">
            <text:p>727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date" office:date-value="2019-10-26" calcext:value-type="date">
            <text:p>19-10-26</text:p>
          </table:table-cell>
          <table:table-cell table:formula="of:=WEEKDAY([.A118];2)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+[.D117]+[.C118]" office:value-type="float" office:value="7346" calcext:value-type="float">
            <text:p>734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date" office:date-value="2019-10-27" calcext:value-type="date">
            <text:p>19-10-27</text:p>
          </table:table-cell>
          <table:table-cell table:formula="of:=WEEKDAY([.A119];2)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423" calcext:value-type="float">
            <text:p>7423</text:p>
          </table:table-cell>
          <table:table-cell table:formula="of:=+[.D119]-[.D116]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19-10-28</text:p>
          </table:table-cell>
          <table:table-cell table:formula="of:=WEEKDAY([.A120];2)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+[.C120]+[.D119]"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date" office:date-value="2019-10-29" calcext:value-type="date">
            <text:p>19-10-29</text:p>
          </table:table-cell>
          <table:table-cell table:formula="of:=WEEKDAY([.A121];2)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+[.C121]+[.D120]"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date" office:date-value="2019-10-30" calcext:value-type="date">
            <text:p>19-10-30</text:p>
          </table:table-cell>
          <table:table-cell table:formula="of:=WEEKDAY([.A122];2)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formula="of:=+[.C122]+[.D121]"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date" office:date-value="2019-10-31" calcext:value-type="date">
            <text:p>19-10-31</text:p>
          </table:table-cell>
          <table:table-cell table:formula="of:=WEEKDAY([.A123];2)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+[.C123]+[.D122]"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date" office:date-value="2019-11-01" calcext:value-type="date">
            <text:p>19-11-01</text:p>
          </table:table-cell>
          <table:table-cell table:formula="of:=WEEKDAY([.A124];2)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+[.C124]+[.D123]"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date" office:date-value="2019-11-02" calcext:value-type="date">
            <text:p>19-11-02</text:p>
          </table:table-cell>
          <table:table-cell table:formula="of:=WEEKDAY([.A125];2)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+[.C125]+[.D124]"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date" office:date-value="2019-11-03" calcext:value-type="date">
            <text:p>19-11-03</text:p>
          </table:table-cell>
          <table:table-cell table:formula="of:=WEEKDAY([.A126];2)" office:value-type="float" office:value="7" calcext:value-type="float">
            <text:p>7</text:p>
          </table:table-cell>
          <table:table-cell table:formula="of:=+[.D126]-[.D125]" office:value-type="float" office:value="52" calcext:value-type="float">
            <text:p>52</text:p>
          </table:table-cell>
          <table:table-cell office:value-type="float" office:value="7835" calcext:value-type="float">
            <text:p>7835</text:p>
          </table:table-cell>
          <table:table-cell table:formula="of:=+[.D126]-[.D119]"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date" office:date-value="2019-11-04" calcext:value-type="date">
            <text:p>19-11-04</text:p>
          </table:table-cell>
          <table:table-cell table:formula="of:=WEEKDAY([.A127];2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+[.D126]+[.C127]"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date" office:date-value="2019-11-05" calcext:value-type="date">
            <text:p>19-11-05</text:p>
          </table:table-cell>
          <table:table-cell table:formula="of:=WEEKDAY([.A128];2)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+[.D127]+[.C128]"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date" office:date-value="2019-11-06" calcext:value-type="date">
            <text:p>19-11-06</text:p>
          </table:table-cell>
          <table:table-cell table:formula="of:=WEEKDAY([.A129];2)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+[.D128]+[.C129]"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date" office:date-value="2019-11-07" calcext:value-type="date">
            <text:p>19-11-07</text:p>
          </table:table-cell>
          <table:table-cell table:formula="of:=WEEKDAY([.A130];2)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+[.D129]+[.C130]"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date" office:date-value="2019-11-08" calcext:value-type="date">
            <text:p>19-11-08</text:p>
          </table:table-cell>
          <table:table-cell table:formula="of:=WEEKDAY([.A131];2)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+[.D130]+[.C131]"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date" office:date-value="2019-11-09" calcext:value-type="date">
            <text:p>19-11-09</text:p>
          </table:table-cell>
          <table:table-cell table:formula="of:=WEEKDAY([.A132];2)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+[.D131]+[.C132]"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date" office:date-value="2019-11-10" calcext:value-type="date">
            <text:p>19-11-10</text:p>
          </table:table-cell>
          <table:table-cell table:formula="of:=WEEKDAY([.A133];2)" office:value-type="float" office:value="7" calcext:value-type="float">
            <text:p>7</text:p>
          </table:table-cell>
          <table:table-cell table:formula="of:=+[.D133]-[.D132]" office:value-type="float" office:value="39" calcext:value-type="float">
            <text:p>39</text:p>
          </table:table-cell>
          <table:table-cell office:value-type="float" office:value="8114" calcext:value-type="float">
            <text:p>8114</text:p>
          </table:table-cell>
          <table:table-cell table:formula="of:=+[.D133]-[.D126]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date" office:date-value="2019-11-11" calcext:value-type="date">
            <text:p>19-11-11</text:p>
          </table:table-cell>
          <table:table-cell table:formula="of:=WEEKDAY([.A134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1-12" calcext:value-type="date">
            <text:p>19-11-12</text:p>
          </table:table-cell>
          <table:table-cell table:formula="of:=WEEKDAY([.A135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1-13" calcext:value-type="date">
            <text:p>19-11-13</text:p>
          </table:table-cell>
          <table:table-cell table:formula="of:=WEEKDAY([.A136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1-14" calcext:value-type="date">
            <text:p>19-11-14</text:p>
          </table:table-cell>
          <table:table-cell table:formula="of:=WEEKDAY([.A137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1-15" calcext:value-type="date">
            <text:p>19-11-15</text:p>
          </table:table-cell>
          <table:table-cell table:formula="of:=WEEKDAY([.A138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1-16" calcext:value-type="date">
            <text:p>19-11-16</text:p>
          </table:table-cell>
          <table:table-cell table:formula="of:=WEEKDAY([.A139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1-17" calcext:value-type="date">
            <text:p>19-11-17</text:p>
          </table:table-cell>
          <table:table-cell table:formula="of:=WEEKDAY([.A140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1-18" calcext:value-type="date">
            <text:p>19-11-18</text:p>
          </table:table-cell>
          <table:table-cell table:formula="of:=WEEKDAY([.A141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1-19" calcext:value-type="date">
            <text:p>19-11-19</text:p>
          </table:table-cell>
          <table:table-cell table:formula="of:=WEEKDAY([.A142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1-20" calcext:value-type="date">
            <text:p>19-11-20</text:p>
          </table:table-cell>
          <table:table-cell table:formula="of:=WEEKDAY([.A143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1-21" calcext:value-type="date">
            <text:p>19-11-21</text:p>
          </table:table-cell>
          <table:table-cell table:formula="of:=WEEKDAY([.A144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1-22" calcext:value-type="date">
            <text:p>19-11-22</text:p>
          </table:table-cell>
          <table:table-cell table:formula="of:=WEEKDAY([.A145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1-23" calcext:value-type="date">
            <text:p>19-11-23</text:p>
          </table:table-cell>
          <table:table-cell table:formula="of:=WEEKDAY([.A146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1-24" calcext:value-type="date">
            <text:p>19-11-24</text:p>
          </table:table-cell>
          <table:table-cell table:formula="of:=WEEKDAY([.A147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1-25" calcext:value-type="date">
            <text:p>19-11-25</text:p>
          </table:table-cell>
          <table:table-cell table:formula="of:=WEEKDAY([.A148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1-26" calcext:value-type="date">
            <text:p>19-11-26</text:p>
          </table:table-cell>
          <table:table-cell table:formula="of:=WEEKDAY([.A149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1-27" calcext:value-type="date">
            <text:p>19-11-27</text:p>
          </table:table-cell>
          <table:table-cell table:formula="of:=WEEKDAY([.A150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1-28" calcext:value-type="date">
            <text:p>19-11-28</text:p>
          </table:table-cell>
          <table:table-cell table:formula="of:=WEEKDAY([.A151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1-29" calcext:value-type="date">
            <text:p>19-11-29</text:p>
          </table:table-cell>
          <table:table-cell table:formula="of:=WEEKDAY([.A152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1-30" calcext:value-type="date">
            <text:p>19-11-30</text:p>
          </table:table-cell>
          <table:table-cell table:formula="of:=WEEKDAY([.A153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2-01" calcext:value-type="date">
            <text:p>19-12-01</text:p>
          </table:table-cell>
          <table:table-cell table:formula="of:=WEEKDAY([.A154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2-02" calcext:value-type="date">
            <text:p>19-12-02</text:p>
          </table:table-cell>
          <table:table-cell table:formula="of:=WEEKDAY([.A155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2-03" calcext:value-type="date">
            <text:p>19-12-03</text:p>
          </table:table-cell>
          <table:table-cell table:formula="of:=WEEKDAY([.A156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2-04" calcext:value-type="date">
            <text:p>19-12-04</text:p>
          </table:table-cell>
          <table:table-cell table:formula="of:=WEEKDAY([.A157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2-05" calcext:value-type="date">
            <text:p>19-12-05</text:p>
          </table:table-cell>
          <table:table-cell table:formula="of:=WEEKDAY([.A158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2-06" calcext:value-type="date">
            <text:p>19-12-06</text:p>
          </table:table-cell>
          <table:table-cell table:formula="of:=WEEKDAY([.A159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2-07" calcext:value-type="date">
            <text:p>19-12-07</text:p>
          </table:table-cell>
          <table:table-cell table:formula="of:=WEEKDAY([.A160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2-08" calcext:value-type="date">
            <text:p>19-12-08</text:p>
          </table:table-cell>
          <table:table-cell table:formula="of:=WEEKDAY([.A161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2-09" calcext:value-type="date">
            <text:p>19-12-09</text:p>
          </table:table-cell>
          <table:table-cell table:formula="of:=WEEKDAY([.A162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2-10" calcext:value-type="date">
            <text:p>19-12-10</text:p>
          </table:table-cell>
          <table:table-cell table:formula="of:=WEEKDAY([.A163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2-11" calcext:value-type="date">
            <text:p>19-12-11</text:p>
          </table:table-cell>
          <table:table-cell table:formula="of:=WEEKDAY([.A164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2-12" calcext:value-type="date">
            <text:p>19-12-12</text:p>
          </table:table-cell>
          <table:table-cell table:formula="of:=WEEKDAY([.A165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2-13" calcext:value-type="date">
            <text:p>19-12-13</text:p>
          </table:table-cell>
          <table:table-cell table:formula="of:=WEEKDAY([.A166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2-14" calcext:value-type="date">
            <text:p>19-12-14</text:p>
          </table:table-cell>
          <table:table-cell table:formula="of:=WEEKDAY([.A167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2-15" calcext:value-type="date">
            <text:p>19-12-15</text:p>
          </table:table-cell>
          <table:table-cell table:formula="of:=WEEKDAY([.A168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2-16" calcext:value-type="date">
            <text:p>19-12-16</text:p>
          </table:table-cell>
          <table:table-cell table:formula="of:=WEEKDAY([.A169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2-17" calcext:value-type="date">
            <text:p>19-12-17</text:p>
          </table:table-cell>
          <table:table-cell table:formula="of:=WEEKDAY([.A170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2-18" calcext:value-type="date">
            <text:p>19-12-18</text:p>
          </table:table-cell>
          <table:table-cell table:formula="of:=WEEKDAY([.A171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2-19" calcext:value-type="date">
            <text:p>19-12-19</text:p>
          </table:table-cell>
          <table:table-cell table:formula="of:=WEEKDAY([.A172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2-20" calcext:value-type="date">
            <text:p>19-12-20</text:p>
          </table:table-cell>
          <table:table-cell table:formula="of:=WEEKDAY([.A173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2-21" calcext:value-type="date">
            <text:p>19-12-21</text:p>
          </table:table-cell>
          <table:table-cell table:formula="of:=WEEKDAY([.A174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2-22" calcext:value-type="date">
            <text:p>19-12-22</text:p>
          </table:table-cell>
          <table:table-cell table:formula="of:=WEEKDAY([.A175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2-23" calcext:value-type="date">
            <text:p>19-12-23</text:p>
          </table:table-cell>
          <table:table-cell table:formula="of:=WEEKDAY([.A176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2-24" calcext:value-type="date">
            <text:p>19-12-24</text:p>
          </table:table-cell>
          <table:table-cell table:formula="of:=WEEKDAY([.A177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19-12-25" calcext:value-type="date">
            <text:p>19-12-25</text:p>
          </table:table-cell>
          <table:table-cell table:formula="of:=WEEKDAY([.A178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19-12-26" calcext:value-type="date">
            <text:p>19-12-26</text:p>
          </table:table-cell>
          <table:table-cell table:formula="of:=WEEKDAY([.A179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19-12-27" calcext:value-type="date">
            <text:p>19-12-27</text:p>
          </table:table-cell>
          <table:table-cell table:formula="of:=WEEKDAY([.A180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19-12-28" calcext:value-type="date">
            <text:p>19-12-28</text:p>
          </table:table-cell>
          <table:table-cell table:formula="of:=WEEKDAY([.A181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9-12-29" calcext:value-type="date">
            <text:p>19-12-29</text:p>
          </table:table-cell>
          <table:table-cell table:formula="of:=WEEKDAY([.A182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19-12-30" calcext:value-type="date">
            <text:p>19-12-30</text:p>
          </table:table-cell>
          <table:table-cell table:formula="of:=WEEKDAY([.A183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9-12-31" calcext:value-type="date">
            <text:p>19-12-31</text:p>
          </table:table-cell>
          <table:table-cell table:formula="of:=WEEKDAY([.A184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1-01" calcext:value-type="date">
            <text:p>20-01-01</text:p>
          </table:table-cell>
          <table:table-cell table:formula="of:=WEEKDAY([.A185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1-02" calcext:value-type="date">
            <text:p>20-01-02</text:p>
          </table:table-cell>
          <table:table-cell table:formula="of:=WEEKDAY([.A186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1-03" calcext:value-type="date">
            <text:p>20-01-03</text:p>
          </table:table-cell>
          <table:table-cell table:formula="of:=WEEKDAY([.A187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1-04" calcext:value-type="date">
            <text:p>20-01-04</text:p>
          </table:table-cell>
          <table:table-cell table:formula="of:=WEEKDAY([.A188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1-05" calcext:value-type="date">
            <text:p>20-01-05</text:p>
          </table:table-cell>
          <table:table-cell table:formula="of:=WEEKDAY([.A189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1-06" calcext:value-type="date">
            <text:p>20-01-06</text:p>
          </table:table-cell>
          <table:table-cell table:formula="of:=WEEKDAY([.A190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1-07" calcext:value-type="date">
            <text:p>20-01-07</text:p>
          </table:table-cell>
          <table:table-cell table:formula="of:=WEEKDAY([.A191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1-08" calcext:value-type="date">
            <text:p>20-01-08</text:p>
          </table:table-cell>
          <table:table-cell table:formula="of:=WEEKDAY([.A192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1-09" calcext:value-type="date">
            <text:p>20-01-09</text:p>
          </table:table-cell>
          <table:table-cell table:formula="of:=WEEKDAY([.A193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1-10" calcext:value-type="date">
            <text:p>20-01-10</text:p>
          </table:table-cell>
          <table:table-cell table:formula="of:=WEEKDAY([.A194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1-11" calcext:value-type="date">
            <text:p>20-01-11</text:p>
          </table:table-cell>
          <table:table-cell table:formula="of:=WEEKDAY([.A195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1-12" calcext:value-type="date">
            <text:p>20-01-12</text:p>
          </table:table-cell>
          <table:table-cell table:formula="of:=WEEKDAY([.A196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1-13" calcext:value-type="date">
            <text:p>20-01-13</text:p>
          </table:table-cell>
          <table:table-cell table:formula="of:=WEEKDAY([.A197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1-14" calcext:value-type="date">
            <text:p>20-01-14</text:p>
          </table:table-cell>
          <table:table-cell table:formula="of:=WEEKDAY([.A198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1-15" calcext:value-type="date">
            <text:p>20-01-15</text:p>
          </table:table-cell>
          <table:table-cell table:formula="of:=WEEKDAY([.A199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1-16" calcext:value-type="date">
            <text:p>20-01-16</text:p>
          </table:table-cell>
          <table:table-cell table:formula="of:=WEEKDAY([.A200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1-17" calcext:value-type="date">
            <text:p>20-01-17</text:p>
          </table:table-cell>
          <table:table-cell table:formula="of:=WEEKDAY([.A201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1-18" calcext:value-type="date">
            <text:p>20-01-18</text:p>
          </table:table-cell>
          <table:table-cell table:formula="of:=WEEKDAY([.A202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1-19" calcext:value-type="date">
            <text:p>20-01-19</text:p>
          </table:table-cell>
          <table:table-cell table:formula="of:=WEEKDAY([.A203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1-20" calcext:value-type="date">
            <text:p>20-01-20</text:p>
          </table:table-cell>
          <table:table-cell table:formula="of:=WEEKDAY([.A204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1-21" calcext:value-type="date">
            <text:p>20-01-21</text:p>
          </table:table-cell>
          <table:table-cell table:formula="of:=WEEKDAY([.A205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1-22" calcext:value-type="date">
            <text:p>20-01-22</text:p>
          </table:table-cell>
          <table:table-cell table:formula="of:=WEEKDAY([.A206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1-23" calcext:value-type="date">
            <text:p>20-01-23</text:p>
          </table:table-cell>
          <table:table-cell table:formula="of:=WEEKDAY([.A207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1-24" calcext:value-type="date">
            <text:p>20-01-24</text:p>
          </table:table-cell>
          <table:table-cell table:formula="of:=WEEKDAY([.A208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1-25" calcext:value-type="date">
            <text:p>20-01-25</text:p>
          </table:table-cell>
          <table:table-cell table:formula="of:=WEEKDAY([.A209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1-26" calcext:value-type="date">
            <text:p>20-01-26</text:p>
          </table:table-cell>
          <table:table-cell table:formula="of:=WEEKDAY([.A210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1-27" calcext:value-type="date">
            <text:p>20-01-27</text:p>
          </table:table-cell>
          <table:table-cell table:formula="of:=WEEKDAY([.A211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1-28" calcext:value-type="date">
            <text:p>20-01-28</text:p>
          </table:table-cell>
          <table:table-cell table:formula="of:=WEEKDAY([.A212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1-29" calcext:value-type="date">
            <text:p>20-01-29</text:p>
          </table:table-cell>
          <table:table-cell table:formula="of:=WEEKDAY([.A213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1-30" calcext:value-type="date">
            <text:p>20-01-30</text:p>
          </table:table-cell>
          <table:table-cell table:formula="of:=WEEKDAY([.A214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1-31" calcext:value-type="date">
            <text:p>20-01-31</text:p>
          </table:table-cell>
          <table:table-cell table:formula="of:=WEEKDAY([.A215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2-01" calcext:value-type="date">
            <text:p>20-02-01</text:p>
          </table:table-cell>
          <table:table-cell table:formula="of:=WEEKDAY([.A216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2-02" calcext:value-type="date">
            <text:p>20-02-02</text:p>
          </table:table-cell>
          <table:table-cell table:formula="of:=WEEKDAY([.A217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2-03" calcext:value-type="date">
            <text:p>20-02-03</text:p>
          </table:table-cell>
          <table:table-cell table:formula="of:=WEEKDAY([.A218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2-04" calcext:value-type="date">
            <text:p>20-02-04</text:p>
          </table:table-cell>
          <table:table-cell table:formula="of:=WEEKDAY([.A219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2-05" calcext:value-type="date">
            <text:p>20-02-05</text:p>
          </table:table-cell>
          <table:table-cell table:formula="of:=WEEKDAY([.A220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2-06" calcext:value-type="date">
            <text:p>20-02-06</text:p>
          </table:table-cell>
          <table:table-cell table:formula="of:=WEEKDAY([.A221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2-07" calcext:value-type="date">
            <text:p>20-02-07</text:p>
          </table:table-cell>
          <table:table-cell table:formula="of:=WEEKDAY([.A222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2-08" calcext:value-type="date">
            <text:p>20-02-08</text:p>
          </table:table-cell>
          <table:table-cell table:formula="of:=WEEKDAY([.A223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2-09" calcext:value-type="date">
            <text:p>20-02-09</text:p>
          </table:table-cell>
          <table:table-cell table:formula="of:=WEEKDAY([.A224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2-10" calcext:value-type="date">
            <text:p>20-02-10</text:p>
          </table:table-cell>
          <table:table-cell table:formula="of:=WEEKDAY([.A225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2-11" calcext:value-type="date">
            <text:p>20-02-11</text:p>
          </table:table-cell>
          <table:table-cell table:formula="of:=WEEKDAY([.A226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2-12" calcext:value-type="date">
            <text:p>20-02-12</text:p>
          </table:table-cell>
          <table:table-cell table:formula="of:=WEEKDAY([.A227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2-13" calcext:value-type="date">
            <text:p>20-02-13</text:p>
          </table:table-cell>
          <table:table-cell table:formula="of:=WEEKDAY([.A228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2-14" calcext:value-type="date">
            <text:p>20-02-14</text:p>
          </table:table-cell>
          <table:table-cell table:formula="of:=WEEKDAY([.A229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2-15" calcext:value-type="date">
            <text:p>20-02-15</text:p>
          </table:table-cell>
          <table:table-cell table:formula="of:=WEEKDAY([.A230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2-16" calcext:value-type="date">
            <text:p>20-02-16</text:p>
          </table:table-cell>
          <table:table-cell table:formula="of:=WEEKDAY([.A231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2-17" calcext:value-type="date">
            <text:p>20-02-17</text:p>
          </table:table-cell>
          <table:table-cell table:formula="of:=WEEKDAY([.A232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2-18" calcext:value-type="date">
            <text:p>20-02-18</text:p>
          </table:table-cell>
          <table:table-cell table:formula="of:=WEEKDAY([.A233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2-19" calcext:value-type="date">
            <text:p>20-02-19</text:p>
          </table:table-cell>
          <table:table-cell table:formula="of:=WEEKDAY([.A234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2-20" calcext:value-type="date">
            <text:p>20-02-20</text:p>
          </table:table-cell>
          <table:table-cell table:formula="of:=WEEKDAY([.A235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2-21" calcext:value-type="date">
            <text:p>20-02-21</text:p>
          </table:table-cell>
          <table:table-cell table:formula="of:=WEEKDAY([.A236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2-22" calcext:value-type="date">
            <text:p>20-02-22</text:p>
          </table:table-cell>
          <table:table-cell table:formula="of:=WEEKDAY([.A237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2-23" calcext:value-type="date">
            <text:p>20-02-23</text:p>
          </table:table-cell>
          <table:table-cell table:formula="of:=WEEKDAY([.A238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2-24" calcext:value-type="date">
            <text:p>20-02-24</text:p>
          </table:table-cell>
          <table:table-cell table:formula="of:=WEEKDAY([.A239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2-25" calcext:value-type="date">
            <text:p>20-02-25</text:p>
          </table:table-cell>
          <table:table-cell table:formula="of:=WEEKDAY([.A240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2-26" calcext:value-type="date">
            <text:p>20-02-26</text:p>
          </table:table-cell>
          <table:table-cell table:formula="of:=WEEKDAY([.A241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2-27" calcext:value-type="date">
            <text:p>20-02-27</text:p>
          </table:table-cell>
          <table:table-cell table:formula="of:=WEEKDAY([.A242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2-28" calcext:value-type="date">
            <text:p>20-02-28</text:p>
          </table:table-cell>
          <table:table-cell table:formula="of:=WEEKDAY([.A243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2-29" calcext:value-type="date">
            <text:p>20-02-29</text:p>
          </table:table-cell>
          <table:table-cell table:formula="of:=WEEKDAY([.A244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3-01" calcext:value-type="date">
            <text:p>20-03-01</text:p>
          </table:table-cell>
          <table:table-cell table:formula="of:=WEEKDAY([.A245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3-02" calcext:value-type="date">
            <text:p>20-03-02</text:p>
          </table:table-cell>
          <table:table-cell table:formula="of:=WEEKDAY([.A246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3-03" calcext:value-type="date">
            <text:p>20-03-03</text:p>
          </table:table-cell>
          <table:table-cell table:formula="of:=WEEKDAY([.A247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3-04" calcext:value-type="date">
            <text:p>20-03-04</text:p>
          </table:table-cell>
          <table:table-cell table:formula="of:=WEEKDAY([.A248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3-05" calcext:value-type="date">
            <text:p>20-03-05</text:p>
          </table:table-cell>
          <table:table-cell table:formula="of:=WEEKDAY([.A249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3-06" calcext:value-type="date">
            <text:p>20-03-06</text:p>
          </table:table-cell>
          <table:table-cell table:formula="of:=WEEKDAY([.A250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3-07" calcext:value-type="date">
            <text:p>20-03-07</text:p>
          </table:table-cell>
          <table:table-cell table:formula="of:=WEEKDAY([.A251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3-08" calcext:value-type="date">
            <text:p>20-03-08</text:p>
          </table:table-cell>
          <table:table-cell table:formula="of:=WEEKDAY([.A252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3-09" calcext:value-type="date">
            <text:p>20-03-09</text:p>
          </table:table-cell>
          <table:table-cell table:formula="of:=WEEKDAY([.A253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3-10" calcext:value-type="date">
            <text:p>20-03-10</text:p>
          </table:table-cell>
          <table:table-cell table:formula="of:=WEEKDAY([.A254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3-11" calcext:value-type="date">
            <text:p>20-03-11</text:p>
          </table:table-cell>
          <table:table-cell table:formula="of:=WEEKDAY([.A255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3-12" calcext:value-type="date">
            <text:p>20-03-12</text:p>
          </table:table-cell>
          <table:table-cell table:formula="of:=WEEKDAY([.A256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3-13" calcext:value-type="date">
            <text:p>20-03-13</text:p>
          </table:table-cell>
          <table:table-cell table:formula="of:=WEEKDAY([.A257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3-14" calcext:value-type="date">
            <text:p>20-03-14</text:p>
          </table:table-cell>
          <table:table-cell table:formula="of:=WEEKDAY([.A258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3-15" calcext:value-type="date">
            <text:p>20-03-15</text:p>
          </table:table-cell>
          <table:table-cell table:formula="of:=WEEKDAY([.A259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3-16" calcext:value-type="date">
            <text:p>20-03-16</text:p>
          </table:table-cell>
          <table:table-cell table:formula="of:=WEEKDAY([.A260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3-17" calcext:value-type="date">
            <text:p>20-03-17</text:p>
          </table:table-cell>
          <table:table-cell table:formula="of:=WEEKDAY([.A261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3-18" calcext:value-type="date">
            <text:p>20-03-18</text:p>
          </table:table-cell>
          <table:table-cell table:formula="of:=WEEKDAY([.A262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3-19" calcext:value-type="date">
            <text:p>20-03-19</text:p>
          </table:table-cell>
          <table:table-cell table:formula="of:=WEEKDAY([.A263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3-20" calcext:value-type="date">
            <text:p>20-03-20</text:p>
          </table:table-cell>
          <table:table-cell table:formula="of:=WEEKDAY([.A264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3-21" calcext:value-type="date">
            <text:p>20-03-21</text:p>
          </table:table-cell>
          <table:table-cell table:formula="of:=WEEKDAY([.A265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3-22" calcext:value-type="date">
            <text:p>20-03-22</text:p>
          </table:table-cell>
          <table:table-cell table:formula="of:=WEEKDAY([.A266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3-23" calcext:value-type="date">
            <text:p>20-03-23</text:p>
          </table:table-cell>
          <table:table-cell table:formula="of:=WEEKDAY([.A267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3-24" calcext:value-type="date">
            <text:p>20-03-24</text:p>
          </table:table-cell>
          <table:table-cell table:formula="of:=WEEKDAY([.A268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3-25" calcext:value-type="date">
            <text:p>20-03-25</text:p>
          </table:table-cell>
          <table:table-cell table:formula="of:=WEEKDAY([.A269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3-26" calcext:value-type="date">
            <text:p>20-03-26</text:p>
          </table:table-cell>
          <table:table-cell table:formula="of:=WEEKDAY([.A270];2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0-03-27" calcext:value-type="date">
            <text:p>20-03-27</text:p>
          </table:table-cell>
          <table:table-cell table:formula="of:=WEEKDAY([.A271];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0-03-28" calcext:value-type="date">
            <text:p>20-03-28</text:p>
          </table:table-cell>
          <table:table-cell table:formula="of:=WEEKDAY([.A272];2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20-03-29" calcext:value-type="date">
            <text:p>20-03-29</text:p>
          </table:table-cell>
          <table:table-cell table:formula="of:=WEEKDAY([.A273];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0-03-30" calcext:value-type="date">
            <text:p>20-03-30</text:p>
          </table:table-cell>
          <table:table-cell table:formula="of:=WEEKDAY([.A274];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0-03-31" calcext:value-type="date">
            <text:p>20-03-31</text:p>
          </table:table-cell>
          <table:table-cell table:formula="of:=WEEKDAY([.A275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0-04-01" calcext:value-type="date">
            <text:p>20-04-01</text:p>
          </table:table-cell>
          <table:table-cell table:formula="of:=WEEKDAY([.A276];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0-04-02" calcext:value-type="date">
            <text:p>20-04-02</text:p>
          </table:table-cell>
          <table:table-cell table:formula="of:=WEEKDAY([.A277];2)" office:value-type="float" office:value="4" calcext:value-type="float">
            <text:p>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00-00-00</text:date>, <text:time style:data-style-name="N2" text:time-value="08:18:15.066345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5:52:35.239644226</meta:creation-date>
    <dc:date>2019-11-16T08:21:21.208114716</dc:date>
    <meta:editing-duration>PT45M57S</meta:editing-duration>
    <meta:editing-cycles>27</meta:editing-cycles>
    <meta:generator>LibreOffice/6.0.7.3$Linux_X86_64 LibreOffice_project/00m0$Build-3</meta:generator>
    <meta:document-statistic meta:table-count="1" meta:cell-count="855" meta:object-count="0"/>
  </office:meta>
</office:document-meta>
</file>